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3ad" officeooo:paragraph-rsid="001b33ad"/>
    </style:style>
    <style:style style:name="P2" style:family="paragraph" style:parent-style-name="Standard">
      <style:text-properties officeooo:rsid="001c1287" officeooo:paragraph-rsid="001c1287"/>
    </style:style>
    <style:style style:name="P3" style:family="paragraph" style:parent-style-name="Standard">
      <style:text-properties officeooo:rsid="0026bd85" officeooo:paragraph-rsid="0026bd85"/>
    </style:style>
    <style:style style:name="P4" style:family="paragraph" style:parent-style-name="Standard">
      <style:text-properties officeooo:rsid="0026bd85" officeooo:paragraph-rsid="002873c1"/>
    </style:style>
    <style:style style:name="P5" style:family="paragraph" style:parent-style-name="Standard">
      <style:text-properties officeooo:rsid="002873c1" officeooo:paragraph-rsid="002873c1"/>
    </style:style>
    <style:style style:name="P6" style:family="paragraph" style:parent-style-name="Standard">
      <style:text-properties fo:font-weight="bold" officeooo:rsid="0036cdd2" officeooo:paragraph-rsid="0036cdd2" style:font-weight-asian="bold" style:font-weight-complex="bold"/>
    </style:style>
    <style:style style:name="P7" style:family="paragraph" style:parent-style-name="Standard">
      <style:text-properties fo:font-weight="bold" officeooo:rsid="0039a29c" officeooo:paragraph-rsid="0039a29c" style:font-weight-asian="bold" style:font-weight-complex="bold"/>
    </style:style>
    <style:style style:name="P8" style:family="paragraph" style:parent-style-name="Standard">
      <style:text-properties fo:font-weight="bold" officeooo:rsid="0037c372" officeooo:paragraph-rsid="0037c372" style:font-weight-asian="bold" style:font-weight-complex="bold"/>
    </style:style>
    <style:style style:name="P9" style:family="paragraph" style:parent-style-name="Standard">
      <style:text-properties fo:font-weight="bold" officeooo:rsid="003784c8" officeooo:paragraph-rsid="003784c8" style:font-weight-asian="bold" style:font-weight-complex="bold"/>
    </style:style>
    <style:style style:name="P10" style:family="paragraph" style:parent-style-name="Standard">
      <style:text-properties officeooo:rsid="0032e532" officeooo:paragraph-rsid="0032e532"/>
    </style:style>
    <style:style style:name="P11" style:family="paragraph" style:parent-style-name="Standard">
      <style:text-properties officeooo:rsid="003351cc" officeooo:paragraph-rsid="003351cc"/>
    </style:style>
    <style:style style:name="P12" style:family="paragraph" style:parent-style-name="Standard">
      <style:text-properties officeooo:rsid="0033a2bf" officeooo:paragraph-rsid="0033a2bf"/>
    </style:style>
    <style:style style:name="P13" style:family="paragraph" style:parent-style-name="Standard">
      <style:text-properties officeooo:rsid="0036cdd2" officeooo:paragraph-rsid="0036cdd2"/>
    </style:style>
    <style:style style:name="P14" style:family="paragraph" style:parent-style-name="Standard">
      <style:text-properties fo:font-size="12pt" fo:font-weight="normal" officeooo:rsid="0039a29c" officeooo:paragraph-rsid="0039a29c" style:font-size-asian="12pt" style:font-weight-asian="normal" style:font-size-complex="12pt" style:font-weight-complex="normal"/>
    </style:style>
    <style:style style:name="P15" style:family="paragraph" style:parent-style-name="Standard">
      <style:text-properties fo:font-size="12pt" fo:font-weight="bold" officeooo:rsid="001c1287" officeooo:paragraph-rsid="001c1287" style:font-size-asian="10.5pt" style:font-weight-asian="bold" style:font-size-complex="12pt" style:font-weight-complex="bold"/>
    </style:style>
    <style:style style:name="P16" style:family="paragraph" style:parent-style-name="Standard">
      <style:text-properties fo:font-size="20pt" fo:font-weight="bold" officeooo:rsid="001c1287" officeooo:paragraph-rsid="001c1287" style:font-size-asian="20pt" style:font-weight-asian="bold" style:font-size-complex="20pt" style:font-weight-complex="bold"/>
    </style:style>
    <style:style style:name="P17" style:family="paragraph" style:parent-style-name="Standard">
      <style:text-properties officeooo:rsid="002a7130" officeooo:paragraph-rsid="003faaca"/>
    </style:style>
    <style:style style:name="P18" style:family="paragraph" style:parent-style-name="Standard">
      <style:text-properties officeooo:rsid="002a7130" officeooo:paragraph-rsid="0040eeeb"/>
    </style:style>
    <style:style style:name="P19" style:family="paragraph" style:parent-style-name="Standard">
      <style:text-properties officeooo:rsid="002a7130" officeooo:paragraph-rsid="0041fc59"/>
    </style:style>
    <style:style style:name="P20" style:family="paragraph" style:parent-style-name="Standard">
      <style:text-properties officeooo:rsid="0040eeeb" officeooo:paragraph-rsid="003faaca"/>
    </style:style>
    <style:style style:name="P21" style:family="paragraph" style:parent-style-name="Standard">
      <style:text-properties officeooo:rsid="0040eeeb" officeooo:paragraph-rsid="0041fc59"/>
    </style:style>
    <style:style style:name="P22" style:family="paragraph" style:parent-style-name="Standard">
      <style:text-properties officeooo:rsid="0030f18c" officeooo:paragraph-rsid="004483a6"/>
    </style:style>
    <style:style style:name="P23" style:family="paragraph" style:parent-style-name="Standard">
      <style:text-properties officeooo:rsid="001ff24b" officeooo:paragraph-rsid="00456462"/>
    </style:style>
    <style:style style:name="P24" style:family="paragraph" style:parent-style-name="Standard">
      <style:text-properties officeooo:paragraph-rsid="00460664"/>
    </style:style>
    <style:style style:name="P25" style:family="paragraph" style:parent-style-name="Standard" style:list-style-name="L1">
      <style:text-properties officeooo:rsid="0032e532" officeooo:paragraph-rsid="0032e532"/>
    </style:style>
    <style:style style:name="P26" style:family="paragraph" style:parent-style-name="Standard" style:list-style-name="L1">
      <style:text-properties officeooo:rsid="005babc3" officeooo:paragraph-rsid="005babc3"/>
    </style:style>
    <style:style style:name="T1" style:family="text">
      <style:text-properties officeooo:rsid="001da123"/>
    </style:style>
    <style:style style:name="T2" style:family="text">
      <style:text-properties officeooo:rsid="0020fbc3"/>
    </style:style>
    <style:style style:name="T3" style:family="text">
      <style:text-properties officeooo:rsid="0024bf6e"/>
    </style:style>
    <style:style style:name="T4" style:family="text">
      <style:text-properties officeooo:rsid="002873c1"/>
    </style:style>
    <style:style style:name="T5" style:family="text">
      <style:text-properties officeooo:rsid="002a7130"/>
    </style:style>
    <style:style style:name="T6" style:family="text">
      <style:text-properties officeooo:rsid="002ed99e"/>
    </style:style>
    <style:style style:name="T7" style:family="text">
      <style:text-properties officeooo:rsid="003351cc"/>
    </style:style>
    <style:style style:name="T8" style:family="text">
      <style:text-properties officeooo:rsid="0033a2bf"/>
    </style:style>
    <style:style style:name="T9" style:family="text">
      <style:text-properties officeooo:rsid="00352f24"/>
    </style:style>
    <style:style style:name="T10" style:family="text">
      <style:text-properties officeooo:rsid="003abdb8"/>
    </style:style>
    <style:style style:name="T11" style:family="text">
      <style:text-properties officeooo:rsid="003db380"/>
    </style:style>
    <style:style style:name="T12" style:family="text">
      <style:text-properties officeooo:rsid="003faaca"/>
    </style:style>
    <style:style style:name="T13" style:family="text">
      <style:text-properties officeooo:rsid="0040eeeb"/>
    </style:style>
    <style:style style:name="T14" style:family="text">
      <style:text-properties officeooo:rsid="00456462"/>
    </style:style>
    <style:style style:name="T15" style:family="text">
      <style:text-properties officeooo:rsid="00460664"/>
    </style:style>
    <style:style style:name="T16" style:family="text">
      <style:text-properties officeooo:rsid="0043c71e"/>
    </style:style>
    <style:style style:name="T17" style:family="text">
      <style:text-properties officeooo:rsid="004d3615"/>
    </style:style>
    <style:style style:name="T18" style:family="text">
      <style:text-properties officeooo:rsid="00518a8a"/>
    </style:style>
    <style:style style:name="T19" style:family="text">
      <style:text-properties officeooo:rsid="00568305"/>
    </style:style>
    <style:style style:name="T20" style:family="text">
      <style:text-properties officeooo:rsid="0059fd6c"/>
    </style:style>
    <style:style style:name="T21" style:family="text">
      <style:text-properties officeooo:rsid="005bff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1">Specification: </text:span>Local geography educator</text:p>
      <text:p text:style-name="P15"/>
      <text:p text:style-name="P14">Martin Sellergren</text:p>
      <text:p text:style-name="P14">Uppsala university, spring 18</text:p>
      <text:p text:style-name="P14">Degree project C in computer science, 15 c</text:p>
      <text:p text:style-name="P14"/>
      <text:p text:style-name="P1"/>
      <text:p text:style-name="P7">Background</text:p>
      <text:p text:style-name="P2"><text:span text:style-name="T12">The intent of this project is to produce a</text:span> mobile application capable of teaching local geography to its users. The meaning of local geography in this context is names of villages, city-districts, roads, parks, rivers, schools <text:span text:style-name="T1">and such geographical objects, i.e object inside a limited area, like a city. The application can for example be useful for someone who wants to gain better knowledge of the city where they live or where they want to go to. A big focus of this project is to make the application stimulating, entertaining and above all educational. </text:span></text:p>
      <text:p text:style-name="P2"/>
      <text:p text:style-name="P23">Several <text:span text:style-name="T2">mobile applications</text:span> for geographical education currently exist. Some examples are Seterra, <text:span text:style-name="T3">World Geography, Geo Challenge and MapPie</text:span>. These are all based on education through quizzes. You are ranked based on the result of a quiz and the goal <text:span text:style-name="T3">can be to </text:span>complete many quizzes with good rankings, <text:span text:style-name="T3">get a new high-score or progress to new levels</text:span>. <text:span text:style-name="T2">Such a design enables learning through entertainment and will also be integrated into the application of this project. A defining difference with other applications is this project’s focus on local geography, where others usually focus on a global or regional scale, such as continents, oceans, states, provinces and cities.</text:span></text:p>
      <text:p text:style-name="P1"/>
      <text:p text:style-name="P8">Description</text:p>
      <text:p text:style-name="P3">I plan to use Open Street Map data for creating the exercises, which is <text:span text:style-name="T14">fetched</text:span> through the Overpass-service. The user specifies an arbitrary (size-limited) region on a map, then complete geo-data is fetched for this region and quizzes are constructed <text:span text:style-name="T4">and presented to the user</text:span>. <text:span text:style-name="T4">The geo-objects are divided into quizzes based on certain characteristics. A quiz consists of questions like “Which street is Geijersgatan?” or “What is the name of this island?” The question text and a map is presented to the user.</text:span></text:p>
      <text:p text:style-name="P4"/>
      <text:p text:style-name="P5">One part of the problem will be to analyze the OSM-data and derive relevant information; object name<text:span text:style-name="T6">s</text:span>, location<text:span text:style-name="T6">s</text:span> and categor<text:span text:style-name="T6">ies</text:span> (road/ park/ <text:span text:style-name="T5">school</text:span>/ <text:span text:style-name="T5">island etc</text:span>). To be able to divide object into quizzes <text:span text:style-name="T5">in a sensible way</text:span>, more info is needed; things like area, length <text:span text:style-name="T5">and</text:span> <text:span text:style-name="T5">popularity.</text:span></text:p>
      <text:p text:style-name="P5"/>
      <text:p text:style-name="P18">Another problem <text:span text:style-name="T6">is to find a way to make the application educational</text:span>. For this to happen, it also needs to be <text:span text:style-name="T19">stimulating</text:span>. <text:span text:style-name="T13">This will likely prove to be a challenging problem and there are several things to keep in mind to avoid pitfalls.</text:span></text:p>
      <text:p text:style-name="P17"/>
      <text:p text:style-name="P20">The application will be implemented in Java for Android. </text:p>
      <text:p text:style-name="P1"/>
      <text:p text:style-name="P9">Approach</text:p>
      <text:p text:style-name="P21">I’ll do a study of existing applications in this area (those I mentioned above) and identify strengths and weaknesses in those, from an educational point of view. <text:s/>Important concepts to keep in mind are the human factors; memory, lazy evaluation, perception, stress-level <text:span text:style-name="T15">etc</text:span>. Then I’ll create scenario/persona-analyses and from these derive functional and non-functional requirements of the application. I’ll decide on a design and create mockups of it using some image processing software.</text:p>
      <text:p text:style-name="P19"/>
      <text:p text:style-name="P24"><text:span text:style-name="T16">The OSM-data from Overpass is downloaded as Json and needs to be processed to obtain relevant information. To access the raw data I’ll use the Java-library Gson and structure it in arrays of objects. OSM has a free tagging system meaning there are no fixed rules that determines how objects are tagged. Therefor I’ll need to investigate popular patterns in the tags in order to extract </text:span><text:soft-page-break/><text:span text:style-name="T16">e.g a closed set of categories. For this investigation, the online tool Taginfo will likely prove useful. The extracted data along with settings and progress will be preserved when the app is killed by saving it to external storage.</text:span></text:p>
      <text:p text:style-name="P24"/>
      <text:p text:style-name="P22">Implementation of the application will be done in Android Studios with version control through Git. <text:span text:style-name="T21">Edited embedded interactive maps will be implemented using Mapbox Maps SDK for Android.</text:span> Finished product will be tested on some students for a validation of the educational value. </text:p>
      <text:p text:style-name="P1"/>
      <text:p text:style-name="P6">Relevant courses</text:p>
      <text:list xml:id="list1791580909377635987" text:style-name="L1">
        <text:list-item>
          <text:p text:style-name="P25">Human-Computer Interaction, 5c – Designing a user-friendly interface.</text:p>
        </text:list-item>
        <text:list-item>
          <text:p text:style-name="P25">Intelligent Interactive Systems, 5c – Touched upon education through computers. </text:p>
        </text:list-item>
        <text:list-item>
          <text:p text:style-name="P25">App Development and Mobility, 7.5c – Developing an Android application.</text:p>
        </text:list-item>
        <text:list-item>
          <text:p text:style-name="P25">Program Design and Data Structures, 20c – Working with a bigger programming project<text:span text:style-name="T10">s</text:span>.</text:p>
        </text:list-item>
        <text:list-item>
          <text:p text:style-name="P26">Imperative and Object-Oriented Programming Methodology, 20c – Object oriented programming with java.</text:p>
        </text:list-item>
      </text:list>
      <text:p text:style-name="P1"/>
      <text:p text:style-name="P6">Limitations</text:p>
      <text:p text:style-name="P10"><text:span text:style-name="T7">A user interface can be user-friendly even tough it’s basic. It can improve further with beautiful graphics and animations but this is something I wont focus on initially.</text:span></text:p>
      <text:p text:style-name="P10"/>
      <text:p text:style-name="P13">Things like user accounts, backing up progress, connecting with friends and keeping exercises up to date (downloaded geo-data) are all important topics <text:span text:style-name="T17">but will likely fall outside the scope of this project.</text:span></text:p>
      <text:p text:style-name="P1"/>
      <text:p text:style-name="P6">Timeline</text:p>
      <text:p text:style-name="P11">Writ<text:span text:style-name="T10">e</text:span> report: <text:span text:style-name="T9">continuously</text:span></text:p>
      <text:p text:style-name="P11"><text:span text:style-name="T10">Existing</text:span> applications study: <text:span text:style-name="T8">week 19-20</text:span></text:p>
      <text:p text:style-name="P11">Functional/non-functional requirements: <text:span text:style-name="T8">week 21</text:span></text:p>
      <text:p text:style-name="P11">Design application, create <text:span text:style-name="T20">mockups</text:span>: <text:span text:style-name="T8">week week 22-23</text:span></text:p>
      <text:p text:style-name="P11"><text:span text:style-name="T8">Geo-data extraction:</text:span> <text:span text:style-name="T8">week 24-26</text:span></text:p>
      <text:p text:style-name="P12">Application implementation: week <text:span text:style-name="T18">27-30</text:span></text:p>
      <text:p text:style-name="P11">Testing, evaluation: <text:span text:style-name="T8">week 31</text:span></text:p>
      <text:p text:style-name="P11">Finishing report: <text:span text:style-name="T8">week 32-33</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5:22:02.643329708</meta:creation-date>
    <dc:date>2018-05-08T13:36:37.343775181</dc:date>
    <meta:editing-duration>PT1H51M52S</meta:editing-duration>
    <meta:editing-cycles>41</meta:editing-cycles>
    <meta:generator>LibreOffice/5.1.6.2$Linux_X86_64 LibreOffice_project/10m0$Build-2</meta:generator>
    <meta:document-statistic meta:table-count="0" meta:image-count="0" meta:object-count="0" meta:page-count="2" meta:paragraph-count="34" meta:word-count="777" meta:character-count="4977" meta:non-whitespace-character-count="4229"/>
  </office:meta>
</office:document-meta>
</file>